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Спросить как выглядит во внутреннем представлении YARD пример конкретной грамматики (просто надо разобраться). Ну например: E -&gt; E+E ; E -&gt; (E) ; E -&gt; a</text:p>
        </text:list-item>
        <text:list-item>
          <text:p text:style-name="P1"><text:s/>А надо ли нам ещё одно внутреннее представление? Помоему, конечный автомат можно строить прям по YARD-овскому представлению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2$Win32 OpenOffice.org_project/680m5$Build-9011
  </meta:generator>
    <meta:creation-date>2009-01-24T13:15:46</meta:creation-date>
    <dc:creator>Semen</dc:creator>
    <dc:date>2009-01-24T13:20:10</dc:date>
    <meta:editing-cycles>2</meta:editing-cycles>
    <meta:editing-duration>PT4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0" meta:character-count="278"/>
  </office:meta>
</office:document-meta>
</file>